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AccessorUtilsTests.getLastNestedPropertySeparator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AccessorUtilsTests.getPropert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AccessorUtilsTests.matches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AccessorUtilsTests.getFirstNestedPropertySeparator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AccessorUtilsTests.isNestedOrIndexed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AccessorUtilsTests.canonicalProperty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pertyAccessorUtilsTests.canonicalPropert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